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5in" fo:margin-bottom="0.0835in" fo:text-align="center"/>
      <style:text-properties style:font-name="Times" fo:font-size="28.0pt"/>
    </style:style>
    <style:style style:name="P2" style:family="paragraph" style:parent-style-name="Standard">
      <style:paragraph-properties fo:margin-bottom="0.0972in" fo:text-align="center" fo:line-height="115%"/>
      <style:text-properties style:font-name="Times" fo:font-size="12.0pt"/>
    </style:style>
    <style:style style:name="P3" style:family="paragraph" style:parent-style-name="Standard">
      <style:paragraph-properties fo:margin-top="0.1665in" fo:margin-bottom="0.0835in"/>
      <style:text-properties style:font-name="Times" fo:font-size="18.0pt"/>
    </style:style>
    <style:style style:name="P4" style:family="paragraph" style:parent-style-name="Standard">
      <style:paragraph-properties fo:margin-bottom="0.0972in" fo:line-height="115%">
        <style:tab-stops>
          <style:tab-stop style:position="6.3890in"/>
        </style:tab-stops>
      </style:paragraph-properties>
      <style:text-properties style:font-name="Times" fo:font-size="12.0pt"/>
    </style:style>
    <style:style style:name="P5" style:family="paragraph" style:parent-style-name="Standard">
      <style:paragraph-properties fo:margin-bottom="0.0972in" fo:line-height="115%"/>
      <style:text-properties style:font-name="Times" fo:font-size="12.0pt"/>
    </style:style>
    <style:style style:name="P6" style:family="paragraph" style:parent-style-name="Standard">
      <style:paragraph-properties fo:margin-top="0.0835in" fo:margin-bottom="0.0835in"/>
      <style:text-properties style:font-name="Times" fo:font-size="13.0pt"/>
    </style:style>
    <style:style style:name="P7" style:family="paragraph" style:parent-style-name="Standard">
      <style:paragraph-properties style:line-height-at-least="0.1980in"/>
      <style:text-properties style:font-name="Times" fo:font-size="10.5pt" fo:color="#795e26" fo:background-color="#ffffff"/>
    </style:style>
    <style:style style:name="P8" style:family="paragraph" style:parent-style-name="Standard">
      <style:paragraph-properties style:line-height-at-least="0.1980in"/>
      <style:text-properties style:font-name="Times" fo:font-size="10.5pt" fo:color="#98c379" fo:background-color="#ffffff"/>
    </style:style>
    <style:style style:name="P9" style:family="paragraph" style:parent-style-name="Standard">
      <style:paragraph-properties style:line-height-at-least="0.1980in"/>
      <style:text-properties style:font-name="Times" fo:font-size="10.5pt" fo:color="#000000" fo:background-color="#ffffff"/>
    </style:style>
    <style:style style:name="P10" style:family="paragraph" style:parent-style-name="Standard">
      <style:paragraph-properties style:line-height-at-least="0.1980in"/>
      <style:text-properties style:font-name="Times" fo:font-size="10.5pt" fo:color="#001080" fo:background-color="#ffffff"/>
    </style:style>
    <style:style style:name="P11" style:family="paragraph" style:parent-style-name="Standard">
      <style:paragraph-properties fo:margin-bottom="0.0972in" fo:line-height="115%"/>
      <style:text-properties style:font-name="Times" fo:font-size="10.5pt" fo:color="#795e26" fo:background-color="#ffffff"/>
    </style:style>
    <style:style style:name="P12" style:family="paragraph" style:parent-style-name="Standard">
      <style:paragraph-properties style:line-height-at-least="0.1980in"/>
      <style:text-properties style:font-name="Times" fo:font-size="10.5pt" fo:color="#a31515" fo:background-color="#ffffff"/>
    </style:style>
    <style:style style:name="P13" style:family="paragraph" style:parent-style-name="Standard">
      <style:paragraph-properties style:line-height-at-least="0.1980in"/>
      <style:text-properties style:font-name="Times" fo:font-size="10.5pt" fo:color="#af00db" fo:background-color="#ffffff"/>
    </style:style>
    <style:style style:name="P14" style:family="paragraph" style:parent-style-name="Standard">
      <style:paragraph-properties style:line-height-at-least="0.1980in"/>
      <style:text-properties style:font-name="Times" fo:font-size="18.5pt" fo:color="#000000" fo:background-color="#ffffff"/>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tyle="italic" fo:font-style-asian="italic" fo:font-style-complex="italic" fo:font-weight="bold" fo:font-weight-asian="bold" fo:font-weight-complex="bold"/>
    </style:style>
    <style:style style:name="T4" style:family="text">
      <style:text-properties fo:color="#0000ff"/>
    </style:style>
    <style:style style:name="T5" style:family="text">
      <style:text-properties fo:color="#000000"/>
    </style:style>
    <style:style style:name="T6" style:family="text">
      <style:text-properties fo:color="#001080"/>
    </style:style>
    <style:style style:name="T7" style:family="text">
      <style:text-properties fo:font-size="12.0pt" fo:font-size-asian="12.0pt" fo:font-size-complex="12.0pt" fo:color="#000000"/>
    </style:style>
    <style:style style:name="T8" style:family="text">
      <style:text-properties fo:color="#abb2bf"/>
    </style:style>
    <style:style style:name="T9" style:family="text">
      <style:text-properties fo:font-size="12.0pt" fo:font-size-asian="12.0pt" fo:font-size-complex="12.0pt"/>
    </style:style>
    <style:style style:name="T10" style:family="text">
      <style:text-properties fo:color="#267f99"/>
    </style:style>
    <style:style style:name="T11" style:family="text">
      <style:text-properties fo:color="#af00db"/>
    </style:style>
    <style:style style:name="T12" style:family="text">
      <style:text-properties fo:color="#795e26"/>
    </style:style>
    <style:style style:name="T13" style:family="text">
      <style:text-properties fo:color="#098658"/>
    </style:style>
    <style:style style:name="TableColumn1" style:family="table-column">
      <style:table-column-properties style:column-width="3.4625in" style:rel-column-width="32767*"/>
    </style:style>
  </office:automatic-styles>
  <office:body>
    <office:text>
      <text:p text:style-name="P1"><text:span text:style-name="T1">Junioraufgabe 2:</text:span></text:p>
      <text:p text:style-name="P2"><text:span text:style-name="T2">Team</text:span>-ID: 01050</text:p>
      <text:p text:style-name="P2">Teamname: MTG10D</text:p>
      <text:p text:style-name="P2">Bearbeiter: Juan Rivera Chopinaud, Johannes Jacob, Mingqi Li</text:p>
      <text:p text:style-name="P2">Datum: 17.11.2024</text:p>
      <text:p text:style-name="P3"><text:span text:style-name="T1">Inhaltsverzeichnis:</text:span></text:p>
      <text:p text:style-name="P4">Lösungsidee: <text:tab/>3<text:line-break/>Umsetzung:<text:tab/>3<text:line-break/>Beispiel:<text:tab/>3<text:line-break/>Quellcode:<text:tab/>4</text:p>
      <text:p text:style-name="P3"><text:span text:style-name="T1">Lösungsidee:</text:span></text:p>
      <text:p text:style-name="P5">Zuerst simuliert man für Spieler A. Man beginnt beim ersten Buchstaben. Man wandelt den jeweiligen Buchstaben auf dem sie steht in die entsprechende Zahl um und spring dann so weit weiter. Man wiederhole dies, bis man aus dem Text gesprungen ist und merkt sich wie oft man gesprungen ist</text:p>
      <text:p text:style-name="P5">Dies macht man nun analog für Spieler B, wobei dieser beim zweiten Buchstaben beginnt.</text:p>
      <text:p text:style-name="P5">Nun vergleiche man, wie oft sie jeweils gesprungen sind. Wenn Spieler A weniger oft gesprungen ist, oder sie sind gleich oft gesprungen sind, gewinnt Spieler A, sonst gewinnt Spieler B.</text:p>
      <text:p text:style-name="P3"><text:span text:style-name="T1">Umsetzung:</text:span></text:p>
      <text:p text:style-name="P5">Die Lösungsidee implementiere ich in Python. Im ersten Schritt muss der Text für die weiteren Schritte vorbereitet werden. Dafür wird alles, was keine Buchstaben sind rausgeworfen und die Buchstaben gelowercased. <text:line-break/>Danach wird für Spieler A das Springen simuliert. Dafür bekommt er eine Variable für seine aktuelle Position und eine für wie oft er schon gesprungen ist. Dann in einer While-Schleife wird das Springen simuliert. Bei jedem Durchlauf, wird der aktuelle Buchstabe in eine Sprungweite umgewandelt. Dies geschiet mit einer Liste mit allen Buchstaben und der .index()-Funktion. Dann wird die Positionsvariable um die Sprungweite erhöht und der Sprungzähler wird um 1 erhöht. Dies wird solange wiederholt, bis Spieler A aus dem Text springt (Wenn die Position von A grösser als die Länge des Textes ist). <text:line-break/>Dies wird Analog für Spieler B gemacht.<text:line-break/>Im letzten Schritt werden durch if-Clauses der Gewinner ermittelt.</text:p>
      <text:p text:style-name="P3"><text:span text:style-name="T1">Beispiele:</text:span></text:p>
      <text:p text:style-name="P6"><text:span text:style-name="T3">Beispiel 1:</text:span></text:p>
      <text:p text:style-name="P5">hopsen1.txt</text:p>
      <text:p text:style-name="P5"><text:span text:style-name="T1">Ausgabe:</text:span></text:p>
      <text:p text:style-name="P5">Player 1 wins</text:p>
      <text:p text:style-name="P6"><text:span text:style-name="T3">Beispiel 2:</text:span></text:p>
      <text:p text:style-name="P5">Hopsen2.txt</text:p>
      <text:p text:style-name="P5"><text:span text:style-name="T1">Ausgabe:</text:span></text:p>
      <text:p text:style-name="P5">Player 1 wins</text:p>
      <text:p text:style-name="P6"><text:span text:style-name="T3">Beispiel 3:</text:span></text:p>
      <text:p text:style-name="P5">Hopsen3.txt</text:p>
      <text:p text:style-name="P5"><text:span text:style-name="T1">Ausgabe:</text:span></text:p>
      <text:p text:style-name="P5">Player 1 wins</text:p>
      <text:p text:style-name="P6"><text:span text:style-name="T3">Beispiel 4:</text:span></text:p>
      <text:p text:style-name="P5">Hopsen4.txt</text:p>
      <text:p text:style-name="P5"><text:span text:style-name="T1">Ausgabe:</text:span></text:p>
      <text:p text:style-name="P5">Player 2 wins</text:p>
      <text:p text:style-name="P6"><text:span text:style-name="T3">Beispiel 5:</text:span></text:p>
      <text:p text:style-name="P5">Hopsen5.txt</text:p>
      <text:p text:style-name="P5"><text:span text:style-name="T1">Ausgabe:</text:span></text:p>
      <text:p text:style-name="P5">Player 2 wins</text:p>
      <text:p text:style-name="P3"><text:span text:style-name="T1">Quellcode:</text:span></text:p>
      <text:p text:style-name="P5">#Textvorbereitung</text:p>
      <text:p text:style-name="P7"><text:span text:style-name="T4">def</text:span><text:span text:style-name="T5"><text:s/></text:span>prep_text<text:span text:style-name="T5">(</text:span><text:span text:style-name="T6">text</text:span><text:span text:style-name="T5">):</text:span></text:p>
      <text:p text:style-name="P8"><text:span text:style-name="T7">    </text:span><text:span text:style-name="T6">letterlist</text:span><text:span text:style-name="T5"><text:s/>= </text:span><text:span text:style-name="T8">[</text:span>"a"<text:span text:style-name="T8">, </text:span>"b"<text:span text:style-name="T8">, </text:span>"c"<text:span text:style-name="T8">, </text:span>"d"<text:span text:style-name="T8">, </text:span>"e"<text:span text:style-name="T8">, </text:span>"f"<text:span text:style-name="T8">, </text:span>"g"<text:span text:style-name="T8">, </text:span>"h"<text:span text:style-name="T8">, </text:span>"i"<text:span text:style-name="T8">, </text:span>"j"<text:span text:style-name="T8">, </text:span>"k"<text:span text:style-name="T8">, </text:span>"l"<text:span text:style-name="T8">, </text:span>"m"<text:span text:style-name="T8">, </text:span>"n"<text:span text:style-name="T8">, </text:span>"o"<text:span text:style-name="T8">, </text:span>"p"<text:span text:style-name="T8">, </text:span>"q"<text:span text:style-name="T8">, </text:span>"r"<text:span text:style-name="T8">, </text:span>"s"<text:span text:style-name="T8">, </text:span>"t"<text:span text:style-name="T8">, </text:span>"u"<text:span text:style-name="T8">, </text:span>"v"<text:span text:style-name="T8">, </text:span>"w"<text:span text:style-name="T8">, </text:span>"x"<text:span text:style-name="T8">, </text:span>"y"<text:span text:style-name="T8">, </text:span>"z"<text:span text:style-name="T8">, </text:span>"ä"<text:span text:style-name="T8">, </text:span>"ö"<text:span text:style-name="T8">, </text:span>"ü"<text:span text:style-name="T8">, </text:span>"ß"<text:span text:style-name="T8">]</text:span></text:p>
      <text:p text:style-name="P9"><text:span text:style-name="T9">    </text:span><text:span text:style-name="T6">text</text:span>.lower()    </text:p>
      <text:p text:style-name="P10"><text:span text:style-name="T7">    </text:span>startlist<text:span text:style-name="T5"><text:s/>= </text:span><text:span text:style-name="T10">list</text:span><text:span text:style-name="T5">(</text:span>text<text:span text:style-name="T5">)</text:span></text:p>
      <text:p text:style-name="P10"><text:span text:style-name="T7">    </text:span>sortedlist<text:span text:style-name="T5"><text:s/>= []</text:span></text:p>
      <text:p text:style-name="P10"><text:span text:style-name="T7">    </text:span><text:span text:style-name="T11">for</text:span><text:span text:style-name="T5"><text:s/></text:span>n<text:span text:style-name="T5"><text:s/></text:span><text:span text:style-name="T11">in</text:span><text:span text:style-name="T5"><text:s/></text:span>startlist<text:span text:style-name="T5">:</text:span></text:p>
      <text:p text:style-name="P9"><text:span text:style-name="T9">        </text:span><text:span text:style-name="T11">if</text:span><text:s/><text:span text:style-name="T6">n</text:span><text:s/><text:span text:style-name="T4">in</text:span><text:s/><text:span text:style-name="T6">letterlist</text:span>:</text:p>
      <text:p text:style-name="P9"><text:span text:style-name="T9">            </text:span><text:span text:style-name="T6">sortedlist</text:span>.<text:span text:style-name="T12">append</text:span>(<text:span text:style-name="T6">n</text:span>)</text:p>
      <text:p text:style-name="P10"><text:span text:style-name="T7">    </text:span><text:span text:style-name="T11">return</text:span><text:span text:style-name="T5"><text:s/></text:span>sortedlist</text:p>
      <text:p text:style-name="P5"/>
      <text:p text:style-name="P5">#Buchstabe zu Nummer</text:p>
      <text:p text:style-name="P11"><text:span text:style-name="T4">def</text:span><text:span text:style-name="T5"><text:s/></text:span>letter_to_num<text:span text:style-name="T5">(</text:span><text:span text:style-name="T6">letter</text:span><text:span text:style-name="T5">):</text:span></text:p>
      <text:p text:style-name="P8"><text:span text:style-name="T7">    </text:span><text:span text:style-name="T6">letterlist</text:span><text:span text:style-name="T5"><text:s/>= </text:span><text:span text:style-name="T8">[</text:span>"a"<text:span text:style-name="T8">, </text:span>"b"<text:span text:style-name="T8">, </text:span>"c"<text:span text:style-name="T8">, </text:span>"d"<text:span text:style-name="T8">, </text:span>"e"<text:span text:style-name="T8">, </text:span>"f"<text:span text:style-name="T8">, </text:span>"g"<text:span text:style-name="T8">, </text:span>"h"<text:span text:style-name="T8">, </text:span>"i"<text:span text:style-name="T8">, </text:span>"j"<text:span text:style-name="T8">, </text:span>"k"<text:span text:style-name="T8">, </text:span>"l"<text:span text:style-name="T8">, </text:span>"m"<text:span text:style-name="T8">, </text:span>"n"<text:span text:style-name="T8">, </text:span>"o"<text:span text:style-name="T8">, </text:span>"p"<text:span text:style-name="T8">, </text:span>"q"<text:span text:style-name="T8">, </text:span>"r"<text:span text:style-name="T8">, </text:span>"s"<text:span text:style-name="T8">, </text:span>"t"<text:span text:style-name="T8">, </text:span>"u"<text:span text:style-name="T8">, </text:span>"v"<text:span text:style-name="T8">, </text:span>"w"<text:span text:style-name="T8">, </text:span>"x"<text:span text:style-name="T8">, </text:span>"y"<text:span text:style-name="T8">, </text:span>"z"<text:span text:style-name="T8">, </text:span>"ä"<text:span text:style-name="T8">, </text:span>"ö"<text:span text:style-name="T8">, </text:span>"ü"<text:span text:style-name="T8">, </text:span>"ß"<text:span text:style-name="T8">]</text:span></text:p>
      <text:p text:style-name="P10"><text:span text:style-name="T7">    </text:span><text:span text:style-name="T11">return</text:span><text:span text:style-name="T5"><text:s/></text:span>letterlist<text:span text:style-name="T5">.</text:span><text:span text:style-name="T12">index</text:span><text:span text:style-name="T5">(</text:span>letter<text:span text:style-name="T5">)</text:span></text:p>
      <text:p text:style-name="P5"/>
      <text:p text:style-name="P5">#Simulation des Springens</text:p>
      <text:p text:style-name="P10"><text:span text:style-name="T11">while</text:span><text:span text:style-name="T5"><text:s/></text:span>index<text:span text:style-name="T5"><text:s/>&lt; </text:span><text:span text:style-name="T12">len</text:span><text:span text:style-name="T5">(</text:span>sortedlist<text:span text:style-name="T5">):</text:span></text:p>
      <text:p text:style-name="P10"><text:span text:style-name="T7">        </text:span>index<text:span text:style-name="T5"><text:s/>+= </text:span><text:span text:style-name="T12">letter_to_num</text:span><text:span text:style-name="T5">(</text:span>sortedlist<text:span text:style-name="T5">[</text:span>index<text:span text:style-name="T5">])+</text:span><text:span text:style-name="T13">1</text:span></text:p>
      <text:p text:style-name="P9"><text:span text:style-name="T9">        </text:span><text:span text:style-name="T6">counter</text:span><text:s/>+= <text:span text:style-name="T13">1</text:span></text:p>
      <text:p text:style-name="P5"/>
      <text:p text:style-name="P5">#Gewinner bestimmen</text:p>
      <text:p text:style-name="P10">zuge1<text:span text:style-name="T5"><text:s/>= </text:span><text:span text:style-name="T12">play1</text:span><text:span text:style-name="T5">(</text:span>sortedlist<text:span text:style-name="T5">)</text:span></text:p>
      <text:p text:style-name="P10">zuge2<text:span text:style-name="T5"><text:s/>= </text:span><text:span text:style-name="T12">play2</text:span><text:span text:style-name="T5">(</text:span>sortedlist<text:span text:style-name="T5">)</text:span></text:p>
      <text:p text:style-name="P10"><text:span text:style-name="T11">if</text:span><text:span text:style-name="T5"><text:s/></text:span>zuge2<text:span text:style-name="T5"><text:s/>&lt; </text:span>zuge1<text:span text:style-name="T5">:</text:span></text:p>
      <text:p text:style-name="P12"><text:span text:style-name="T7">    </text:span><text:span text:style-name="T12">print</text:span><text:span text:style-name="T5">(</text:span>"Player 2 wins"<text:span text:style-name="T5">)</text:span></text:p>
      <text:p text:style-name="P13">else<text:span text:style-name="T5">:</text:span></text:p>
      <text:p text:style-name="P12"><text:span text:style-name="T7">    </text:span><text:span text:style-name="T12">print</text:span><text:span text:style-name="T5">(</text:span>"Player 1 wins"<text:span text:style-name="T5">)</text:span></text:p>
      <text:p text:style-name="P9"/>
      <text:p text:style-name="P9"/>
      <text:p text:style-name="P14"><text:s/>Lösungsidee:</text:p>
      <text:p text:style-name="P14">Petra muss durch mehrere Abschnitte laufen, wobei in jedem Abschnitt Quader periodisch den Weg blockieren oder freigeben. Das Ziel ist es, eine Abfolge von Anweisungen (Warten oder Laufen) zu erstellen, die Petra sicher und so schnell wie möglich zum Grabmal führt. Dabei kann Petra so weit vorwärts laufen wie möglich und gegebenfalls zurücklaufen, wenn in den nächsten Minuten der Quader über ihr fällt, warten, bis der nächste Quader entfernt ist oder bis zur nächsten Blockade warten. So wird diese heuristische Methode auf Prinzipien der BFS (Breadth-First Search) ausgeführt, was einen schnellen (jedoch nicht den schnellsten!) und sicheren Weg garantiert.</text:p>
      <text:p text:style-name="P14"/>
      <text:p text:style-name="P14">Schritte der Lösung:</text:p>
      <text:p text:style-name="P14">1. Einlesen der Perioden: Die Perioden für die Quaderbewegungen werden aus einer Datei gelesen und in eine Liste gespeichert.</text:p>
      <text:p text:style-name="P14">2. Simulation der Zustände: Für jeden Abschnitt und jede Zeiteinheit (bis zur maximalen Simulationszeit wird berechnet, ob der Quader den Abschnitt blockiert.</text:p>
      <text:p text:style-name="P14">3. Berechnung des Wegs: Ein Algorithmus simuliert Petras Bewegungen (Warten, Laufen oder Zurückgehen), prüft mögliche Wege und speichert den schnellsten, der sie sicher zum Grabmal bringt.</text:p>
      <text:p text:style-name="P14">4. Instruktionen erstellen: Basierend auf dem schnellsten Weg werden die Schritte in verständliche Anweisungen umgewandelt.</text:p>
      <text:p text:style-name="P14"/>
      <text:p text:style-name="P14">---</text:p>
      <text:p text:style-name="P14"/>
      <text:p text:style-name="P14">### Umsetzung:</text:p>
      <text:p text:style-name="P14"/>
      <text:p text:style-name="P14">#### Relevante Codeschnipsel (Python)</text:p>
      <text:p text:style-name="P14"/>
      <text:p text:style-name="P14">1. Einlesen der Perioden:</text:p>
      <text:p text:style-name="P14">```</text:p>
      <text:p text:style-name="P14">def get_perioden(filename):</text:p>
      <text:p text:style-name="P14"><text:s text:c="4"/>file = open(filename, 'r')</text:p>
      <text:p text:style-name="P14"><text:s text:c="4"/>Lines = file.readlines()</text:p>
      <text:p text:style-name="P14"><text:s text:c="4"/></text:p>
      <text:p text:style-name="P14"><text:s text:c="4"/>for i in range(len(Lines)): <text:s text:c="2"/></text:p>
      <text:p text:style-name="P14"><text:s text:c="8"/>Lines[i] = int(Lines[i])</text:p>
      <text:p text:style-name="P14"><text:s text:c="4"/>Num = Lines[0]</text:p>
      <text:p text:style-name="P14"><text:s text:c="4"/>Lines = Lines[1:]</text:p>
      <text:p text:style-name="P14"><text:s text:c="4"/>Lines.insert(0, 0)</text:p>
      <text:p text:style-name="P14"><text:s text:c="4"/>return Num, Lines</text:p>
      <text:p text:style-name="P14">```</text:p>
      <text:p text:style-name="P14"/>
      <text:p text:style-name="P14">Hier werden die Zeilen der Textdatei eingelesen, wobei die erste Zeile (Anzahl der Quader) entfernt wird und ein 0ter Abschnitt (Petra befindet sich dort) definiert wird.</text:p>
      <text:p text:style-name="P14"/>
      <text:p text:style-name="P14">2. Simulation der Quaderbewegungen:</text:p>
      <text:p text:style-name="P14">```</text:p>
      <text:p text:style-name="P14">def berechne_weg(perioden):</text:p>
      <text:p text:style-name="P14"><text:s text:c="4"/>anzahl_abschnitte = len(perioden)</text:p>
      <text:p text:style-name="P14"><text:s text:c="4"/>max_zeit = 2 * max(perioden) * anzahl_abschnitte <text:s/># Maximale Simulationszeit</text:p>
      <text:p text:style-name="P14"/>
      <text:p text:style-name="P14"><text:s text:c="4"/>quader_zustand = [[True] * anzahl_abschnitte for _ in range(max_zeit + 1)]</text:p>
      <text:p text:style-name="P14"/>
      <text:p text:style-name="P14"><text:s text:c="4"/>for t in range(0, max_zeit + 1): <text:s text:c="7"/></text:p>
      <text:p text:style-name="P14"><text:s text:c="8"/>for i in range(len(perioden)):</text:p>
      <text:p text:style-name="P14"><text:s text:c="12"/>periode = perioden[i]</text:p>
      <text:p text:style-name="P14"><text:s text:c="12"/>if periode == 0: <text:s/># Quader immer frei</text:p>
      <text:p text:style-name="P14"><text:s text:c="16"/>quader_zustand[t][i] = False</text:p>
      <text:p text:style-name="P14"><text:s text:c="12"/>elif (t // periode) % 2 == 0: <text:s/># Quader blockiert</text:p>
      <text:p text:style-name="P14"><text:s text:c="16"/>quader_zustand[t][i] = True</text:p>
      <text:p text:style-name="P14"><text:s text:c="12"/>else: <text:s/># Quader frei</text:p>
      <text:p text:style-name="P14"><text:s text:c="16"/>quader_zustand[t][i] = False</text:p>
      <text:p text:style-name="P14">```</text:p>
      <text:p text:style-name="P14"/>
      <text:p text:style-name="P14">Hier wird die Liste quader_zustand generiert, welche die Quaderstates zu unetrschiedlichen Zeit generieren (bis zu zur maximalen Zeit). Dabei wird das Startfeld immer als FALSE (nicht blockiert) besxchrieben.</text:p>
      <text:p text:style-name="P14"/>
      <text:p text:style-name="P14">3. Suche nach dem schnellsten Weg: (siehe Code 1)</text:p>
      <text:p text:style-name="P14"/>
      <text:p text:style-name="P14"><text:s text:c="3"/>- `wege` ist eine Liste, die alle aktuell zu prüfenden Wege enthält. <text:s/></text:p>
      <text:p text:style-name="P14"><text:s text:c="3"/>- Ein Weg besteht aus einer Liste von Tupeln \((zeit, position)\), die Petras Schritte darstellt. <text:s/></text:p>
      <text:p text:style-name="P14"><text:s text:c="3"/>- Der Algorithmus beginnt mit dem Startpunkt \((0, 0)\), also Zeit \(0\) und Position \(0\).</text:p>
      <text:p text:style-name="P14"><text:s text:c="3"/>- **`while wege:`**: Solange es noch potenzielle Wege gibt, prüft der Algorithmus jeden Weg nacheinander. <text:s/></text:p>
      <text:p text:style-name="P14"><text:s text:c="3"/>- Der aktuelle Weg wird mit `wege.pop(0)` aus der Liste entnommen, wodurch der Algorithmus Ebene für Ebene arbeitet (wie BFS). <text:s/></text:p>
      <text:p text:style-name="P14"><text:s text:c="3"/>- Wenn die aktuelle Position (`aktuelle_position`) das Grabmal erreicht (letzter Abschnitt), wird der Weg zu `fertige_wege` hinzugefügt und die Suche gestoppt (`break`).</text:p>
      <text:p text:style-name="P14"><text:s text:c="3"/>Basierend auf der aktuellen Zeit und Position werden verschiedene Bewegungsoptionen geprüft:</text:p>
      <text:p text:style-name="P14"><text:s text:c="3"/></text:p>
      <text:p text:style-name="P14"><text:s text:c="3"/>- Weitergehen (`go`):</text:p>
      <text:p text:style-name="P14"><text:s text:c="5"/>Wenn der nächste Abschnitt frei ist (nicht blockiert), wird ein Schritt nach vorne simuliert. Es wird geprüft, ob Petra direkt zum Ziel gelangen kann oder ob sie einen Zwischenabschnitt erreicht. <text:s/></text:p>
      <text:p text:style-name="P14"><text:s text:c="5"/>```</text:p>
      <text:p text:style-name="P14"><text:s text:c="5"/>if (not quader_zustand[aktuelle_zeit + 1][aktuelle_position + 1]):</text:p>
      <text:p text:style-name="P14"><text:s text:c="5"/>```</text:p>
      <text:p text:style-name="P14"/>
      <text:p text:style-name="P14"><text:s text:c="3"/>- **Warten (`wait`):** <text:s/></text:p>
      <text:p text:style-name="P14"><text:s text:c="5"/>Wenn der aktuelle Abschnitt blockiert ist, bleibt Petra stehen. <text:s/></text:p>
      <text:p text:style-name="P14"><text:s text:c="5"/>```</text:p>
      <text:p text:style-name="P14"><text:s text:c="5"/>elif (not quader_zustand[aktuelle_zeit + 1][aktuelle_position]):</text:p>
      <text:p text:style-name="P14"><text:s text:c="5"/>```</text:p>
      <text:p text:style-name="P14"/>
      <text:p text:style-name="P14"><text:s text:c="3"/>- **Zurückgehen (`back`):** <text:s/></text:p>
      <text:p text:style-name="P14"><text:s text:c="5"/>Wenn weder Vorwärts- noch Warten möglich ist, geht Petra zurück, sofern die Position \(&gt; 0\) ist. <text:s/></text:p>
      <text:p text:style-name="P14"><text:s text:c="5"/>```</text:p>
      <text:p text:style-name="P14"><text:s text:c="5"/>else:</text:p>
      <text:p text:style-name="P14"><text:s text:c="9"/>neuer_weg.append((aktuelle_zeit + 1, aktuelle_position - 1))</text:p>
      <text:p text:style-name="P14"><text:s text:c="5"/>```</text:p>
      <text:p text:style-name="P14"/>
      <text:p text:style-name="P14">5. **Speichern neuer Wege:** <text:s/></text:p>
      <text:p text:style-name="P14"><text:s text:c="3"/>Der neu berechnete Weg (`neuer_weg`) wird in die Liste `wege` eingefügt, um später weiterverarbeitet zu werden. Dadurch wird der Algorithmus BFS-ähnlich, da alle potenziellen Zustände gleichermaßen berücksichtigt werden.</text:p>
      <text:p text:style-name="P14"/>
      <text:p text:style-name="P14"/>
      <text:p text:style-name="P14">**4. Anweisungen erstellen:**</text:p>
      <text:p text:style-name="P14">```python</text:p>
      <text:p text:style-name="P14"><text:s text:c="4"/>if fertige_wege:</text:p>
      <text:p text:style-name="P14"><text:s text:c="8"/>schnellster_weg = min(fertige_wege, key=lambda x: x[-1][0])</text:p>
      <text:p text:style-name="P14"><text:s text:c="8"/>instruktionen = []</text:p>
      <text:p text:style-name="P14"><text:s text:c="8"/>start_zeit = -1</text:p>
      <text:p text:style-name="P14"><text:s text:c="8"/>for i in range(1, len(schnellster_weg)):</text:p>
      <text:p text:style-name="P14"><text:s text:c="12"/>zeit, position = schnellster_weg[i] <text:s text:c="11"/></text:p>
      <text:p text:style-name="P14"><text:s text:c="12"/>vorherige_zeit, vorherige_position = schnellster_weg[i - 1]</text:p>
      <text:p text:style-name="P14"><text:s text:c="12"/>if start_zeit == -1:</text:p>
      <text:p text:style-name="P14"><text:s text:c="16"/>start_zeit = zeit -1 </text:p>
      <text:p text:style-name="P14"><text:s text:c="12"/>if position != vorherige_position: </text:p>
      <text:p text:style-name="P14"><text:s text:c="16"/>if position == anzahl_abschnitte - 1: <text:s text:c="3"/></text:p>
      <text:p text:style-name="P14"><text:s text:c="20"/>instruktionen.append(f"Warte {zeit - start_zeit}, laufe zum Grabmal")</text:p>
      <text:p text:style-name="P14"><text:s text:c="16"/>else: <text:s text:c="8"/></text:p>
      <text:p text:style-name="P14"><text:s text:c="20"/>instruktionen.append(f"Warte {zeit - start_zeit}, laufe in Abschnitt {position}")</text:p>
      <text:p text:style-name="P14"><text:s text:c="16"/>start_zeit = zeit</text:p>
      <text:p text:style-name="P14"><text:s text:c="8"/>return instruktionen</text:p>
      <text:p text:style-name="P14"><text:s text:c="4"/>else:</text:p>
      <text:p text:style-name="P14"><text:s text:c="8"/>return "Kein Weg zum Grabmal gefunden."</text:p>
      <text:p text:style-name="P14">```</text:p>
      <text:p text:style-name="P14"/>
      <text:p text:style-name="P14">---</text:p>
      <text:p text:style-name="P14"/>
      <text:p text:style-name="P14">### Beispiel: Eingabedatei `grabmal0.txt`</text:p>
      <text:p text:style-name="P14"/>
      <text:p text:style-name="P14">Inhalt der Datei:</text:p>
      <text:p text:style-name="P14">```</text:p>
      <text:p text:style-name="P14">3</text:p>
      <text:p text:style-name="P14">5</text:p>
      <text:p text:style-name="P14">8</text:p>
      <text:p text:style-name="P14">12</text:p>
      <text:p text:style-name="P14">```</text:p>
      <text:p text:style-name="P14"/>
      <text:p text:style-name="P14">Ausgabe:</text:p>
      <text:p text:style-name="P14">Instruktionen für Petra:</text:p>
      <text:p text:style-name="P14">- Warte 5, laufe in Abschnitt 1</text:p>
      <text:p text:style-name="P14">- Warte 3, laufe in Abschnitt 2</text:p>
      <text:p text:style-name="P14">- Warte 4, laufe zum Grab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66</meta:generator>
  </office:meta>
</office:document-meta>
</file>